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9_tuning" table:style-name="ta1">
        <table:shapes>
          <draw:frame draw:z-index="0" draw:style-name="gr1" draw:text-style-name="P1" svg:width="6.2988in" svg:height="3.5429in" svg:x="5.8878in" svg:y="0.1228in">
            <draw:object draw:notify-on-update-of-ranges="M_201028_FU_M10_T9_tuning.B1:M_201028_FU_M10_T9_tuning.B1 M_201028_FU_M10_T9_tuning.B2:M_201028_FU_M10_T9_tuning.B21 M_201028_FU_M10_T9_tuning.E1:M_201028_FU_M10_T9_tuning.E1 M_201028_FU_M10_T9_tuning.E2:M_201028_FU_M10_T9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44256195784149" calcext:value-type="float">
            <text:p>-0.034425619578415</text:p>
          </table:table-cell>
          <table:table-cell office:value-type="float" office:value="-7.28757410284744" calcext:value-type="float">
            <text:p>-7.2875741028474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2146961247221" calcext:value-type="float">
            <text:p>-0.018214696124722</text:p>
          </table:table-cell>
          <table:table-cell office:value-type="float" office:value="-7.48872791863594" calcext:value-type="float">
            <text:p>-7.4887279186359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528869019518" calcext:value-type="float">
            <text:p>-0.023528869019518</text:p>
          </table:table-cell>
          <table:table-cell office:value-type="float" office:value="-7.64714526635107" calcext:value-type="float">
            <text:p>-7.6471452663510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8641145608416" calcext:value-type="float">
            <text:p>-0.025864114560842</text:p>
          </table:table-cell>
          <table:table-cell office:value-type="float" office:value="-7.77371477554877" calcext:value-type="float">
            <text:p>-7.7737147755487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45424987885639" calcext:value-type="float">
            <text:p>-0.024542498788564</text:p>
          </table:table-cell>
          <table:table-cell office:value-type="float" office:value="-7.87919928002619" calcext:value-type="float">
            <text:p>-7.8791992800261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8967223945122" calcext:value-type="float">
            <text:p>-0.023896722394512</text:p>
          </table:table-cell>
          <table:table-cell office:value-type="float" office:value="-7.97351217604139" calcext:value-type="float">
            <text:p>-7.973512176041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1112108280336" calcext:value-type="float">
            <text:p>-0.022111210828034</text:p>
          </table:table-cell>
          <table:table-cell office:value-type="float" office:value="-8.26891688130316" calcext:value-type="float">
            <text:p>-8.2689168813031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72827883845124" calcext:value-type="float">
            <text:p>-0.027282788384513</text:p>
          </table:table-cell>
          <table:table-cell office:value-type="float" office:value="-9.19288273107439" calcext:value-type="float">
            <text:p>-9.192882731074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9568804901434" calcext:value-type="float">
            <text:p>-0.025956880490143</text:p>
          </table:table-cell>
          <table:table-cell office:value-type="float" office:value="-10.0358712099766" calcext:value-type="float">
            <text:p>-10.035871209976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7763663924148" calcext:value-type="float">
            <text:p>-0.022776366392415</text:p>
          </table:table-cell>
          <table:table-cell office:value-type="float" office:value="-10.4682348292254" calcext:value-type="float">
            <text:p>-10.468234829225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2343756471699" calcext:value-type="float">
            <text:p>-0.02223437564717</text:p>
          </table:table-cell>
          <table:table-cell office:value-type="float" office:value="-10.7089053069893" calcext:value-type="float">
            <text:p>-10.708905306989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3029263452512" calcext:value-type="float">
            <text:p>-0.021302926345251</text:p>
          </table:table-cell>
          <table:table-cell office:value-type="float" office:value="-10.8755796166144" calcext:value-type="float">
            <text:p>-10.875579616614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0523510078681" calcext:value-type="float">
            <text:p>-0.022052351007868</text:p>
          </table:table-cell>
          <table:table-cell office:value-type="float" office:value="-11.0069685994005" calcext:value-type="float">
            <text:p>-11.006968599400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380485876276" calcext:value-type="float">
            <text:p>-0.022380485876276</text:p>
          </table:table-cell>
          <table:table-cell office:value-type="float" office:value="-11.1195581234872" calcext:value-type="float">
            <text:p>-11.119558123487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8646531827881" calcext:value-type="float">
            <text:p>-0.021864653182788</text:p>
          </table:table-cell>
          <table:table-cell office:value-type="float" office:value="-11.2212592922072" calcext:value-type="float">
            <text:p>-11.221259292207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4935780396864" calcext:value-type="float">
            <text:p>-0.022493578039687</text:p>
          </table:table-cell>
          <table:table-cell office:value-type="float" office:value="-11.3159992646518" calcext:value-type="float">
            <text:p>-11.315999264651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0278578389542" calcext:value-type="float">
            <text:p>-0.022027857838954</text:p>
          </table:table-cell>
          <table:table-cell office:value-type="float" office:value="-11.4428035295489" calcext:value-type="float">
            <text:p>-11.442803529548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8733726785903" calcext:value-type="float">
            <text:p>-0.02187337267859</text:p>
          </table:table-cell>
          <table:table-cell office:value-type="float" office:value="-11.6949511559376" calcext:value-type="float">
            <text:p>-11.694951155937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6945298660738" calcext:value-type="float">
            <text:p>-0.022694529866074</text:p>
          </table:table-cell>
          <table:table-cell office:value-type="float" office:value="-12.0667334812722" calcext:value-type="float">
            <text:p>-12.06673348127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3301335509415" calcext:value-type="float">
            <text:p>-0.022330133550942</text:p>
          </table:table-cell>
          <table:table-cell office:value-type="float" office:value="-12.4298624857406" calcext:value-type="float">
            <text:p>-12.4298624857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7:30:43.516587101</dc:date>
    <meta:editing-duration>PT1M6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9_tuning.B1:M_201028_FU_M10_T9_tuning.B21 M_201028_FU_M10_T9_tuning.E1:M_201028_FU_M10_T9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9_tuning.B2:M_201028_FU_M10_T9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9_tuning.E2:M_201028_FU_M10_T9_tuning.E21" chart:label-cell-address="M_201028_FU_M10_T9_tuning.E1:M_201028_FU_M10_T9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9_tuning.E1:M_201028_FU_M10_T9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9_tuning.B2:M_201028_FU_M10_T9_tuning.B21</svg:desc>
                </draw:g>
              </table:table-cell>
              <table:table-cell office:value-type="float" office:value="-0.0344256195784149">
                <text:p>-0.0344256195784149</text:p>
                <draw:g>
                  <svg:desc>M_201028_FU_M10_T9_tuning.E2:M_201028_FU_M10_T9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182146961247221">
                <text:p>-0.01821469612472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3528869019518">
                <text:p>-0.0235288690195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258641145608416">
                <text:p>-0.0258641145608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245424987885639">
                <text:p>-0.02454249878856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238967223945122">
                <text:p>-0.02389672239451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21112108280336">
                <text:p>-0.02211121082803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272827883845124">
                <text:p>-0.02728278838451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259568804901434">
                <text:p>-0.02595688049014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227763663924148">
                <text:p>-0.02277636639241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222343756471699">
                <text:p>-0.02223437564716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213029263452512">
                <text:p>-0.02130292634525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220523510078681">
                <text:p>-0.02205235100786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22380485876276">
                <text:p>-0.0223804858762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218646531827881">
                <text:p>-0.02186465318278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224935780396864">
                <text:p>-0.02249357803968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220278578389542">
                <text:p>-0.02202785783895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218733726785903">
                <text:p>-0.02187337267859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226945298660738">
                <text:p>-0.02269452986607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223301335509415">
                <text:p>-0.0223301335509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